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Monospace" style:font-name-asian="Droid Sans Fallback" style:language-asian="en" style:country-asian="US" style:font-name-complex="FreeSans" style:language-complex="en" style:country-complex="US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13.6004in" svg:y="2.6728in">
            <draw:object draw:notify-on-update-of-ranges="Sheet1.A2:Sheet1.A9 Sheet1.C1:Sheet1.C1 Sheet1.C2:Sheet1.C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4.1319in" svg:y="0.8169in">
            <draw:object draw:notify-on-update-of-ranges="Sheet1.A2:Sheet1.A9 Sheet1.D1:Sheet1.D1 Sheet1.D2:Sheet1.D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4.0559in" svg:y="2.828in">
            <draw:object draw:notify-on-update-of-ranges="Sheet1.A2:Sheet1.A9 Sheet1.B1:Sheet1.B1 Sheet1.B2:Sheet1.B9 Sheet1.C1:Sheet1.C1 Sheet1.C2:Sheet1.C9 Sheet1.D1:Sheet1.D1 Sheet1.D2:Sheet1.D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3.3622in" svg:y="0.3839in">
            <draw:object draw:notify-on-update-of-ranges="Sheet1.A2:Sheet1.A5 Sheet1.B1:Sheet1.B1 Sheet1.B2:Sheet1.B5 Sheet1.C1:Sheet1.C1 Sheet1.C2:Sheet1.C5 Sheet1.D1:Sheet1.D1 Sheet1.D2:Sheet1.D5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8.5602in" svg:y="5.028in">
            <draw:object draw:notify-on-update-of-ranges="Sheet1.A21:Sheet1.A21 Sheet1.A22:Sheet1.A25 Sheet1.B21:Sheet1.B21 Sheet1.B22:Sheet1.B25 Sheet1.C21:Sheet1.C21 Sheet1.C22:Sheet1.C25 Sheet1.D21:Sheet1.D21 Sheet1.D22:Sheet1.D2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8.8311in" svg:y="0.5059in">
            <draw:object draw:notify-on-update-of-ranges="Sheet1.B1:Sheet1.B1 Sheet1.C1:Sheet1.C1 Sheet1.D1:Sheet1.D1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6.2988in" svg:height="3.5429in" svg:x="12.8961in" svg:y="6.3843in">
            <draw:object draw:notify-on-update-of-ranges="Sheet1.A40:Sheet1.A40 Sheet1.A41:Sheet1.A47 Sheet1.B40:Sheet1.B40 Sheet1.B41:Sheet1.B47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6.2988in" svg:height="3.5429in" svg:x="12.1264in" svg:y="3.5067in">
            <draw:object draw:notify-on-update-of-ranges="Sheet1.A40:Sheet1.A40 Sheet1.A41:Sheet1.A47 Sheet1.B40:Sheet1.B40 Sheet1.B41:Sheet1.B47 Sheet1.C40:Sheet1.C40 Sheet1.C41:Sheet1.C47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6.2988in" svg:height="3.5429in" svg:x="7.1508in" svg:y="0.5724in">
            <draw:object draw:notify-on-update-of-ranges="Sheet1.F4:Sheet1.F4 Sheet1.F5:Sheet1.F6 Sheet1.G4:Sheet1.G4 Sheet1.G5:Sheet1.G6 Sheet1.H4:Sheet1.H4 Sheet1.H5:Sheet1.H6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megethos eikonas</text:p>
          </table:table-cell>
          <table:table-cell table:number-columns-repeated="2" table:style-name="ce3" office:value-type="string" calcext:value-type="string">
            <text:p>GPU_Time_Non_Tiled_Tiled</text:p>
          </table:table-cell>
          <table:table-cell table:style-name="ce3" office:value-type="string" calcext:value-type="string">
            <text:p>GPU Time(no L1 &amp; L2)_Non_Tiled-Til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 x 64</text:p>
          </table:table-cell>
          <table:table-cell office:value-type="float" office:value="0.086144" calcext:value-type="float">
            <text:p>0.086144</text:p>
          </table:table-cell>
          <table:table-cell office:value-type="float" office:value="0.085472" calcext:value-type="float">
            <text:p>0.085472</text:p>
          </table:table-cell>
          <table:table-cell office:value-type="float" office:value="0.085856" calcext:value-type="float">
            <text:p>0.085856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128 x 128</text:p>
          </table:table-cell>
          <table:table-cell office:value-type="float" office:value="0.064544" calcext:value-type="float">
            <text:p>0.064544</text:p>
          </table:table-cell>
          <table:table-cell office:value-type="float" office:value="0.101952" calcext:value-type="float">
            <text:p>0.101952</text:p>
          </table:table-cell>
          <table:table-cell office:value-type="float" office:value="0.09792" calcext:value-type="float">
            <text:p>0.09792</text:p>
          </table:table-cell>
          <table:table-cell table:number-columns-repeated="2"/>
          <table:table-cell office:value-type="string" calcext:value-type="string">
            <text:p>4096 x4096</text:p>
          </table:table-cell>
          <table:table-cell/>
        </table:table-row>
        <table:table-row table:style-name="ro1">
          <table:table-cell table:style-name="ce1" office:value-type="string" calcext:value-type="string">
            <text:p>256 x 256</text:p>
          </table:table-cell>
          <table:table-cell office:value-type="float" office:value="0.154208" calcext:value-type="float">
            <text:p>0.154208</text:p>
          </table:table-cell>
          <table:table-cell office:value-type="float" office:value="0.281312" calcext:value-type="float">
            <text:p>0.281312</text:p>
          </table:table-cell>
          <table:table-cell office:value-type="float" office:value="0.25808" calcext:value-type="float">
            <text:p>0.25808</text:p>
          </table:table-cell>
          <table:table-cell/>
          <table:table-cell table:style-name="ce3"/>
          <table:table-cell office:value-type="string" calcext:value-type="string">
            <text:p>Float times</text:p>
          </table:table-cell>
          <table:table-cell office:value-type="string" calcext:value-type="string">
            <text:p>Doubles</text:p>
          </table:table-cell>
        </table:table-row>
        <table:table-row table:style-name="ro1">
          <table:table-cell table:style-name="ce1" office:value-type="string" calcext:value-type="string">
            <text:p>512 x 512</text:p>
          </table:table-cell>
          <table:table-cell office:value-type="float" office:value="0.584096" calcext:value-type="float">
            <text:p>0.584096</text:p>
          </table:table-cell>
          <table:table-cell office:value-type="float" office:value="1.098944" calcext:value-type="float">
            <text:p>1.098944</text:p>
          </table:table-cell>
          <table:table-cell office:value-type="float" office:value="1.056896" calcext:value-type="float">
            <text:p>1.056896</text:p>
          </table:table-cell>
          <table:table-cell/>
          <table:table-cell office:value-type="string" calcext:value-type="string">
            <text:p>Block/tile 32/32</text:p>
          </table:table-cell>
          <table:table-cell table:style-name="ce3" office:value-type="float" office:value="74.42319" calcext:value-type="float">
            <text:p>74.42319</text:p>
          </table:table-cell>
          <table:table-cell table:style-name="ce3" office:value-type="float" office:value="97.244095" calcext:value-type="float">
            <text:p>97.244095</text:p>
          </table:table-cell>
        </table:table-row>
        <table:table-row table:style-name="ro1">
          <table:table-cell table:style-name="ce1" office:value-type="string" calcext:value-type="string">
            <text:p>1024 x 1024</text:p>
          </table:table-cell>
          <table:table-cell office:value-type="float" office:value="2.626464" calcext:value-type="float">
            <text:p>2.626464</text:p>
          </table:table-cell>
          <table:table-cell office:value-type="float" office:value="4.398656" calcext:value-type="float">
            <text:p>4.398656</text:p>
          </table:table-cell>
          <table:table-cell office:value-type="float" office:value="6.644608" calcext:value-type="float">
            <text:p>6.644608</text:p>
          </table:table-cell>
          <table:table-cell/>
          <table:table-cell table:style-name="ce3" office:value-type="string" calcext:value-type="string">
            <text:p>Block/tile 16/16</text:p>
          </table:table-cell>
          <table:table-cell office:value-type="float" office:value="38.23415" calcext:value-type="float">
            <text:p>38.23415</text:p>
          </table:table-cell>
          <table:table-cell office:value-type="float" office:value="61.468258" calcext:value-type="float">
            <text:p>61.468258</text:p>
          </table:table-cell>
        </table:table-row>
        <table:table-row table:style-name="ro1">
          <table:table-cell table:style-name="ce1" office:value-type="string" calcext:value-type="string">
            <text:p>2048 x 2048</text:p>
          </table:table-cell>
          <table:table-cell office:value-type="float" office:value="9.151168" calcext:value-type="float">
            <text:p>9.151168</text:p>
          </table:table-cell>
          <table:table-cell office:value-type="float" office:value="17.587423" calcext:value-type="float">
            <text:p>17.587423</text:p>
          </table:table-cell>
          <table:table-cell office:value-type="float" office:value="17.769632" calcext:value-type="float">
            <text:p>17.76963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4096 x 4096</text:p>
          </table:table-cell>
          <table:table-cell office:value-type="float" office:value="36.482143" calcext:value-type="float">
            <text:p>36.482143</text:p>
          </table:table-cell>
          <table:table-cell office:value-type="float" office:value="70.379135" calcext:value-type="float">
            <text:p>70.379135</text:p>
          </table:table-cell>
          <table:table-cell office:value-type="float" office:value="72.729088" calcext:value-type="float">
            <text:p>72.72908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8192 x 8192</text:p>
          </table:table-cell>
          <table:table-cell office:value-type="float" office:value="147.393433" calcext:value-type="float">
            <text:p>147.393433</text:p>
          </table:table-cell>
          <table:table-cell office:value-type="float" office:value="281.569183" calcext:value-type="float">
            <text:p>281.569183</text:p>
          </table:table-cell>
          <table:table-cell office:value-type="float" office:value="333.477081" calcext:value-type="float">
            <text:p>333.477081</text:p>
          </table:table-cell>
          <table:table-cell table:number-columns-repeated="4"/>
        </table:table-row>
        <table:table-row table:style-name="ro1" table:number-rows-repeated="9"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XRONOI GIA TILED VERSION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gethos eikonas</text:p>
          </table:table-cell>
          <table:table-cell office:value-type="string" calcext:value-type="string">
            <text:p>TILED_GPU_Time</text:p>
          </table:table-cell>
          <table:table-cell office:value-type="string" calcext:value-type="string">
            <text:p>TILED_GPU Time (no_L1)</text:p>
          </table:table-cell>
          <table:table-cell office:value-type="string" calcext:value-type="string">
            <text:p>TILED_GPU Time(no L1 &amp; L2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 x 64</text:p>
          </table:table-cell>
          <table:table-cell office:value-type="float" office:value="0.071296" calcext:value-type="float">
            <text:p>0.071296</text:p>
          </table:table-cell>
          <table:table-cell office:value-type="float" office:value="0.07328" calcext:value-type="float">
            <text:p>0.07328</text:p>
          </table:table-cell>
          <table:table-cell office:value-type="float" office:value="0.070912" calcext:value-type="float">
            <text:p>0.0709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8 x 128</text:p>
          </table:table-cell>
          <table:table-cell office:value-type="float" office:value="0.127968" calcext:value-type="float">
            <text:p>0.127968</text:p>
          </table:table-cell>
          <table:table-cell office:value-type="float" office:value="0.143296" calcext:value-type="float">
            <text:p>0.143296</text:p>
          </table:table-cell>
          <table:table-cell office:value-type="float" office:value="0.127936" calcext:value-type="float">
            <text:p>0.12793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56 x 256</text:p>
          </table:table-cell>
          <table:table-cell office:value-type="float" office:value="0.331328" calcext:value-type="float">
            <text:p>0.331328</text:p>
          </table:table-cell>
          <table:table-cell office:value-type="float" office:value="0.362208" calcext:value-type="float">
            <text:p>0.362208</text:p>
          </table:table-cell>
          <table:table-cell office:value-type="float" office:value="0.379712" calcext:value-type="float">
            <text:p>0.37971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512 x 512</text:p>
          </table:table-cell>
          <table:table-cell office:value-type="float" office:value="1.197408" calcext:value-type="float">
            <text:p>1.197408</text:p>
          </table:table-cell>
          <table:table-cell office:value-type="float" office:value="1.316992" calcext:value-type="float">
            <text:p>1.316992</text:p>
          </table:table-cell>
          <table:table-cell office:value-type="float" office:value="1.606688" calcext:value-type="float">
            <text:p>1.60668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024 x 1024</text:p>
          </table:table-cell>
          <table:table-cell office:value-type="float" office:value="4.665472" calcext:value-type="float">
            <text:p>4.665472</text:p>
          </table:table-cell>
          <table:table-cell office:value-type="float" office:value="5.167456" calcext:value-type="float">
            <text:p>5.167456</text:p>
          </table:table-cell>
          <table:table-cell office:value-type="float" office:value="7.702272" calcext:value-type="float">
            <text:p>7.70227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48 x 2048</text:p>
          </table:table-cell>
          <table:table-cell office:value-type="float" office:value="18.584801" calcext:value-type="float">
            <text:p>18.584801</text:p>
          </table:table-cell>
          <table:table-cell office:value-type="float" office:value="20.620928" calcext:value-type="float">
            <text:p>20.620928</text:p>
          </table:table-cell>
          <table:table-cell office:value-type="float" office:value="25.187937" calcext:value-type="float">
            <text:p>25.18793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4096 x 4096</text:p>
          </table:table-cell>
          <table:table-cell office:value-type="float" office:value="74.381889" calcext:value-type="float">
            <text:p>74.381889</text:p>
          </table:table-cell>
          <table:table-cell office:value-type="float" office:value="82.551712" calcext:value-type="float">
            <text:p>82.551712</text:p>
          </table:table-cell>
          <table:table-cell office:value-type="float" office:value="116.802719" calcext:value-type="float">
            <text:p>116.80271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8192 x 8192</text:p>
          </table:table-cell>
          <table:table-cell office:value-type="float" office:value="298.296356" calcext:value-type="float">
            <text:p>298.296356</text:p>
          </table:table-cell>
          <table:table-cell office:value-type="float" office:value="330.990509" calcext:value-type="float">
            <text:p>330.990509</text:p>
          </table:table-cell>
          <table:table-cell office:value-type="float" office:value="511.51355" calcext:value-type="float">
            <text:p>511.51355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GPU_Time_Non_Tiled_Til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GPU Time (no_L1)_Non_Tiled-Tiled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string" calcext:value-type="string">
            <text:p>GPU Time(no L1 &amp; L2)_Non_Tiled-Tiled</text:p>
          </table:table-cell>
          <table:table-cell table:number-columns-repeated="4"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XRONOI GIA DOUB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gethos eikonas</text:p>
          </table:table-cell>
          <table:table-cell table:style-name="ce5" office:value-type="string" calcext:value-type="string">
            <text:p>GPU_Time_Doubles</text:p>
          </table:table-cell>
          <table:table-cell office:value-type="string" calcext:value-type="string">
            <text:p>_GPU_Time_Floa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4 x 64</text:p>
          </table:table-cell>
          <table:table-cell office:value-type="float" office:value="0.09568" calcext:value-type="float">
            <text:p>0.09568</text:p>
          </table:table-cell>
          <table:table-cell office:value-type="float" office:value="0.071296" calcext:value-type="float">
            <text:p>0.0712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8 x 128</text:p>
          </table:table-cell>
          <table:table-cell office:value-type="float" office:value="0.171648" calcext:value-type="float">
            <text:p>0.171648</text:p>
          </table:table-cell>
          <table:table-cell office:value-type="float" office:value="0.127968" calcext:value-type="float">
            <text:p>0.127968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56 x 256</text:p>
          </table:table-cell>
          <table:table-cell office:value-type="float" office:value="0.436384" calcext:value-type="float">
            <text:p>0.436384</text:p>
          </table:table-cell>
          <table:table-cell office:value-type="float" office:value="0.331328" calcext:value-type="float">
            <text:p>0.331328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512 x 512</text:p>
          </table:table-cell>
          <table:table-cell office:value-type="float" office:value="1.571008" calcext:value-type="float">
            <text:p>1.571008</text:p>
          </table:table-cell>
          <table:table-cell office:value-type="float" office:value="1.197408" calcext:value-type="float">
            <text:p>1.197408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024 x 1024</text:p>
          </table:table-cell>
          <table:table-cell office:value-type="float" office:value="6.092544" calcext:value-type="float">
            <text:p>6.092544</text:p>
          </table:table-cell>
          <table:table-cell office:value-type="float" office:value="4.665472" calcext:value-type="float">
            <text:p>4.665472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48 x 2048</text:p>
          </table:table-cell>
          <table:table-cell office:value-type="float" office:value="24.265823" calcext:value-type="float">
            <text:p>24.265823</text:p>
          </table:table-cell>
          <table:table-cell office:value-type="float" office:value="18.584801" calcext:value-type="float">
            <text:p>18.58480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4096 x 4096</text:p>
          </table:table-cell>
          <table:table-cell office:value-type="float" office:value="97.170975" calcext:value-type="float">
            <text:p>97.170975</text:p>
          </table:table-cell>
          <table:table-cell office:value-type="float" office:value="74.381889" calcext:value-type="float">
            <text:p>74.381889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8192 x 8192Failure in Gpu memory allocation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30">00/00/0000</text:date>, <text:time style:data-style-name="N2" text:time-value="17:51:22.4028039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4T18:30:00.016047373</meta:creation-date>
    <dc:date>2015-04-30T12:51:50.179612976</dc:date>
    <meta:editing-duration>PT18H59M49S</meta:editing-duration>
    <meta:editing-cycles>8</meta:editing-cycles>
    <meta:generator>LibreOffice/4.2.7.2$Linux_X86_64 LibreOffice_project/420m0$Build-2</meta:generator>
    <meta:document-statistic meta:table-count="1" meta:cell-count="111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973cm" svg:y="0.316cm" chart:style-name="ch2">
          <text:p>Gpu Time (no L1) - Image size Diagram</text:p>
        </chart:title>
        <chart:legend chart:legend-position="end" svg:x="10.94cm" svg:y="4.199cm" style:legend-expansion="high" chart:style-name="ch3"/>
        <chart:plot-area chart:style-name="ch4" table:cell-range-address="Sheet1.A2:Sheet1.A9 Sheet1.C1:Sheet1.C9" chart:data-source-has-labels="both" svg:x="1.335cm" svg:y="1.307cm" svg:width="9.285cm" svg:height="6.528cm">
          <chartooo:coordinate-region svg:x="2.147cm" svg:y="1.509cm" svg:width="8.005cm" svg:height="5.273cm"/>
          <chart:axis chart:dimension="x" chart:name="primary-x" chart:style-name="ch5" chartooo:axis-type="auto">
            <chartooo:date-scale/>
            <chart:title svg:x="5.104cm" svg:y="8.015cm" chart:style-name="ch6">
              <text:p>Image Size</text:p>
            </chart:title>
            <chart:categories table:cell-range-address="Sheet1.A2:Sheet1.A9"/>
          </chart:axis>
          <chart:axis chart:dimension="y" chart:name="primary-y" chart:style-name="ch7">
            <chart:title svg:x="0.451cm" svg:y="5.297cm" chart:style-name="ch8">
              <text:p>Time(ms)</text:p>
            </chart:title>
            <chart:grid chart:style-name="ch9" chart:class="major"/>
          </chart:axis>
          <chart:series chart:style-name="ch10" chart:values-cell-range-address="Sheet1.C2:Sheet1.C9" chart:label-cell-address="Sheet1.C1:Sheet1.C1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PU_Time_Non_Tiled_Tiled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64 x 64</text:p>
                <draw:g>
                  <svg:desc>Sheet1.A2:Sheet1.A9</svg:desc>
                </draw:g>
              </table:table-cell>
              <table:table-cell office:value-type="float" office:value="0.085472">
                <text:p>0.085472</text:p>
                <draw:g>
                  <svg:desc>Sheet1.C2:Sheet1.C9</svg:desc>
                </draw:g>
              </table:table-cell>
            </table:table-row>
            <table:table-row>
              <table:table-cell office:value-type="string">
                <text:p>128 x 128</text:p>
              </table:table-cell>
              <table:table-cell office:value-type="float" office:value="0.101952">
                <text:p>0.101952</text:p>
              </table:table-cell>
            </table:table-row>
            <table:table-row>
              <table:table-cell office:value-type="string">
                <text:p>256 x 256</text:p>
              </table:table-cell>
              <table:table-cell office:value-type="float" office:value="0.281312">
                <text:p>0.281312</text:p>
              </table:table-cell>
            </table:table-row>
            <table:table-row>
              <table:table-cell office:value-type="string">
                <text:p>512 x 512</text:p>
              </table:table-cell>
              <table:table-cell office:value-type="float" office:value="1.098944">
                <text:p>1.098944</text:p>
              </table:table-cell>
            </table:table-row>
            <table:table-row>
              <table:table-cell office:value-type="string">
                <text:p>1024 x 1024</text:p>
              </table:table-cell>
              <table:table-cell office:value-type="float" office:value="4.398656">
                <text:p>4.398656</text:p>
              </table:table-cell>
            </table:table-row>
            <table:table-row>
              <table:table-cell office:value-type="string">
                <text:p>2048 x 2048</text:p>
              </table:table-cell>
              <table:table-cell office:value-type="float" office:value="17.587423">
                <text:p>17.587423</text:p>
              </table:table-cell>
            </table:table-row>
            <table:table-row>
              <table:table-cell office:value-type="string">
                <text:p>4096 x 4096</text:p>
              </table:table-cell>
              <table:table-cell office:value-type="float" office:value="70.379135">
                <text:p>70.379135</text:p>
              </table:table-cell>
            </table:table-row>
            <table:table-row>
              <table:table-cell office:value-type="string">
                <text:p>8192 x 8192</text:p>
              </table:table-cell>
              <table:table-cell office:value-type="float" office:value="281.569183">
                <text:p>281.5691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452cm" svg:y="0.316cm" chart:style-name="ch2">
          <text:p>Gpu Time (no L1 &amp; L2) - Image size Diagram</text:p>
        </chart:title>
        <chart:legend chart:legend-position="end" svg:x="12.224cm" svg:y="3.998cm" style:legend-expansion="high" chart:style-name="ch3"/>
        <chart:plot-area chart:style-name="ch4" table:cell-range-address="Sheet1.A2:Sheet1.A9 Sheet1.D1:Sheet1.D9" chart:data-source-has-labels="both" svg:x="1.335cm" svg:y="1.307cm" svg:width="10.569cm" svg:height="6.528cm">
          <chartooo:coordinate-region svg:x="2.147cm" svg:y="1.508cm" svg:width="9.371cm" svg:height="5.274cm"/>
          <chart:axis chart:dimension="x" chart:name="primary-x" chart:style-name="ch5" chartooo:axis-type="auto">
            <chartooo:date-scale/>
            <chart:title svg:x="5.746cm" svg:y="8.015cm" chart:style-name="ch6">
              <text:p>Image Size</text:p>
            </chart:title>
            <chart:categories table:cell-range-address="Sheet1.A2:Sheet1.A9"/>
          </chart:axis>
          <chart:axis chart:dimension="y" chart:name="primary-y" chart:style-name="ch7">
            <chart:title svg:x="0.451cm" svg:y="5.297cm" chart:style-name="ch8">
              <text:p>Time(ms)</text:p>
            </chart:title>
            <chart:grid chart:style-name="ch9" chart:class="major"/>
          </chart:axis>
          <chart:series chart:style-name="ch10" chart:values-cell-range-address="Sheet1.D2:Sheet1.D9" chart:label-cell-address="Sheet1.D1:Sheet1.D1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PU Time(no L1 &amp; L2)_Non_Tiled-Tiled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64 x 64</text:p>
                <draw:g>
                  <svg:desc>Sheet1.A2:Sheet1.A9</svg:desc>
                </draw:g>
              </table:table-cell>
              <table:table-cell office:value-type="float" office:value="0.085856">
                <text:p>0.085856</text:p>
                <draw:g>
                  <svg:desc>Sheet1.D2:Sheet1.D9</svg:desc>
                </draw:g>
              </table:table-cell>
            </table:table-row>
            <table:table-row>
              <table:table-cell office:value-type="string">
                <text:p>128 x 128</text:p>
              </table:table-cell>
              <table:table-cell office:value-type="float" office:value="0.09792">
                <text:p>0.09792</text:p>
              </table:table-cell>
            </table:table-row>
            <table:table-row>
              <table:table-cell office:value-type="string">
                <text:p>256 x 256</text:p>
              </table:table-cell>
              <table:table-cell office:value-type="float" office:value="0.25808">
                <text:p>0.25808</text:p>
              </table:table-cell>
            </table:table-row>
            <table:table-row>
              <table:table-cell office:value-type="string">
                <text:p>512 x 512</text:p>
              </table:table-cell>
              <table:table-cell office:value-type="float" office:value="1.056896">
                <text:p>1.056896</text:p>
              </table:table-cell>
            </table:table-row>
            <table:table-row>
              <table:table-cell office:value-type="string">
                <text:p>1024 x 1024</text:p>
              </table:table-cell>
              <table:table-cell office:value-type="float" office:value="6.644608">
                <text:p>6.644608</text:p>
              </table:table-cell>
            </table:table-row>
            <table:table-row>
              <table:table-cell office:value-type="string">
                <text:p>2048 x 2048</text:p>
              </table:table-cell>
              <table:table-cell office:value-type="float" office:value="17.769632">
                <text:p>17.769632</text:p>
              </table:table-cell>
            </table:table-row>
            <table:table-row>
              <table:table-cell office:value-type="string">
                <text:p>4096 x 4096</text:p>
              </table:table-cell>
              <table:table-cell office:value-type="float" office:value="72.729088">
                <text:p>72.729088</text:p>
              </table:table-cell>
            </table:table-row>
            <table:table-row>
              <table:table-cell office:value-type="string">
                <text:p>8192 x 8192</text:p>
              </table:table-cell>
              <table:table-cell office:value-type="float" office:value="333.477081">
                <text:p>333.4770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0.94cm" svg:y="3.496cm" style:legend-expansion="high" chart:style-name="ch2"/>
        <chart:plot-area chart:style-name="ch3" table:cell-range-address="Sheet1.A1:Sheet1.D9" chart:data-source-has-labels="both" svg:x="0.32cm" svg:y="0.18cm" svg:width="10.3cm" svg:height="8.64cm">
          <chartooo:coordinate-region svg:x="1.132cm" svg:y="0.381cm" svg:width="9.084cm" svg:height="7.386cm"/>
          <chart:axis chart:dimension="x" chart:name="primary-x" chart:style-name="ch4" chartooo:axis-type="auto">
            <chartooo:date-scale/>
            <chart:categories table:cell-range-address="Sheet1.A2:Sheet1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9" chart:label-cell-address="Sheet1.B1:Sheet1.B1" chart:class="chart:bar">
            <chart:data-point chart:repeated="8"/>
          </chart:series>
          <chart:series chart:style-name="ch8" chart:values-cell-range-address="Sheet1.C2:Sheet1.C9" chart:label-cell-address="Sheet1.C1:Sheet1.C1" chart:class="chart:bar">
            <chart:data-point chart:repeated="8"/>
          </chart:series>
          <chart:series chart:style-name="ch9" chart:values-cell-range-address="Sheet1.D2:Sheet1.D9" chart:label-cell-address="Sheet1.D1:Sheet1.D1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PU_Time_Non_Tiled_Tiled</text:p>
                <draw:g>
                  <svg:desc>Sheet1.B1:Sheet1.B1</svg:desc>
                </draw:g>
              </table:table-cell>
              <table:table-cell office:value-type="string">
                <text:p>GPU_Time_Non_Tiled_Tiled</text:p>
                <draw:g>
                  <svg:desc>Sheet1.C1:Sheet1.C1</svg:desc>
                </draw:g>
              </table:table-cell>
              <table:table-cell office:value-type="string">
                <text:p>GPU Time(no L1 &amp; L2)_Non_Tiled-Tiled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64 x 64</text:p>
                <draw:g>
                  <svg:desc>Sheet1.A2:Sheet1.A9</svg:desc>
                </draw:g>
              </table:table-cell>
              <table:table-cell office:value-type="float" office:value="0.086144">
                <text:p>0.086144</text:p>
                <draw:g>
                  <svg:desc>Sheet1.B2:Sheet1.B9</svg:desc>
                </draw:g>
              </table:table-cell>
              <table:table-cell office:value-type="float" office:value="0.085472">
                <text:p>0.085472</text:p>
                <draw:g>
                  <svg:desc>Sheet1.C2:Sheet1.C9</svg:desc>
                </draw:g>
              </table:table-cell>
              <table:table-cell office:value-type="float" office:value="0.085856">
                <text:p>0.085856</text:p>
                <draw:g>
                  <svg:desc>Sheet1.D2:Sheet1.D9</svg:desc>
                </draw:g>
              </table:table-cell>
            </table:table-row>
            <table:table-row>
              <table:table-cell office:value-type="string">
                <text:p>128 x 128</text:p>
              </table:table-cell>
              <table:table-cell office:value-type="float" office:value="0.064544">
                <text:p>0.064544</text:p>
              </table:table-cell>
              <table:table-cell office:value-type="float" office:value="0.101952">
                <text:p>0.101952</text:p>
              </table:table-cell>
              <table:table-cell office:value-type="float" office:value="0.09792">
                <text:p>0.09792</text:p>
              </table:table-cell>
            </table:table-row>
            <table:table-row>
              <table:table-cell office:value-type="string">
                <text:p>256 x 256</text:p>
              </table:table-cell>
              <table:table-cell office:value-type="float" office:value="0.154208">
                <text:p>0.154208</text:p>
              </table:table-cell>
              <table:table-cell office:value-type="float" office:value="0.281312">
                <text:p>0.281312</text:p>
              </table:table-cell>
              <table:table-cell office:value-type="float" office:value="0.25808">
                <text:p>0.25808</text:p>
              </table:table-cell>
            </table:table-row>
            <table:table-row>
              <table:table-cell office:value-type="string">
                <text:p>512 x 512</text:p>
              </table:table-cell>
              <table:table-cell office:value-type="float" office:value="0.584096">
                <text:p>0.584096</text:p>
              </table:table-cell>
              <table:table-cell office:value-type="float" office:value="1.098944">
                <text:p>1.098944</text:p>
              </table:table-cell>
              <table:table-cell office:value-type="float" office:value="1.056896">
                <text:p>1.056896</text:p>
              </table:table-cell>
            </table:table-row>
            <table:table-row>
              <table:table-cell office:value-type="string">
                <text:p>1024 x 1024</text:p>
              </table:table-cell>
              <table:table-cell office:value-type="float" office:value="2.626464">
                <text:p>2.626464</text:p>
              </table:table-cell>
              <table:table-cell office:value-type="float" office:value="4.398656">
                <text:p>4.398656</text:p>
              </table:table-cell>
              <table:table-cell office:value-type="float" office:value="6.644608">
                <text:p>6.644608</text:p>
              </table:table-cell>
            </table:table-row>
            <table:table-row>
              <table:table-cell office:value-type="string">
                <text:p>2048 x 2048</text:p>
              </table:table-cell>
              <table:table-cell office:value-type="float" office:value="9.151168">
                <text:p>9.151168</text:p>
              </table:table-cell>
              <table:table-cell office:value-type="float" office:value="17.587423">
                <text:p>17.587423</text:p>
              </table:table-cell>
              <table:table-cell office:value-type="float" office:value="17.769632">
                <text:p>17.769632</text:p>
              </table:table-cell>
            </table:table-row>
            <table:table-row>
              <table:table-cell office:value-type="string">
                <text:p>4096 x 4096</text:p>
              </table:table-cell>
              <table:table-cell office:value-type="float" office:value="36.482143">
                <text:p>36.482143</text:p>
              </table:table-cell>
              <table:table-cell office:value-type="float" office:value="70.379135">
                <text:p>70.379135</text:p>
              </table:table-cell>
              <table:table-cell office:value-type="float" office:value="72.729088">
                <text:p>72.729088</text:p>
              </table:table-cell>
            </table:table-row>
            <table:table-row>
              <table:table-cell office:value-type="string">
                <text:p>8192 x 8192</text:p>
              </table:table-cell>
              <table:table-cell office:value-type="float" office:value="147.393433">
                <text:p>147.393433</text:p>
              </table:table-cell>
              <table:table-cell office:value-type="float" office:value="281.569183">
                <text:p>281.569183</text:p>
              </table:table-cell>
              <table:table-cell office:value-type="float" office:value="333.477081">
                <text:p>333.47708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265cm" svg:y="0.316cm" chart:style-name="ch2">
          <text:p>Gpu Times Comparison for Image size 64 -512</text:p>
        </chart:title>
        <chart:legend chart:legend-position="end" svg:x="10.94cm" svg:y="3.496cm" style:legend-expansion="high" chart:style-name="ch3"/>
        <chart:plot-area chart:style-name="ch4" table:cell-range-address="Sheet1.A1:Sheet1.D5" chart:data-source-has-labels="both" svg:x="1.335cm" svg:y="1.307cm" svg:width="9.285cm" svg:height="6.528cm">
          <chartooo:coordinate-region svg:x="2.067cm" svg:y="1.509cm" svg:width="8.553cm" svg:height="5.675cm"/>
          <chart:axis chart:dimension="x" chart:name="primary-x" chart:style-name="ch5" chartooo:axis-type="auto">
            <chartooo:date-scale/>
            <chart:title svg:x="4.703cm" svg:y="8.015cm" chart:style-name="ch6">
              <text:p>Image Size(pxls)</text:p>
            </chart:title>
            <chart:categories table:cell-range-address="Sheet1.A2:Sheet1.A5"/>
          </chart:axis>
          <chart:axis chart:dimension="y" chart:name="primary-y" chart:style-name="ch7">
            <chart:title svg:x="0.451cm" svg:y="5.297cm" chart:style-name="ch8">
              <text:p>Time(ms)</text:p>
            </chart:title>
            <chart:grid chart:style-name="ch9" chart:class="major"/>
          </chart:axis>
          <chart:series chart:style-name="ch10" chart:values-cell-range-address="Sheet1.B2:Sheet1.B5" chart:label-cell-address="Sheet1.B1:Sheet1.B1" chart:class="chart:bar">
            <chart:data-point chart:repeated="4"/>
          </chart:series>
          <chart:series chart:style-name="ch11" chart:values-cell-range-address="Sheet1.C2:Sheet1.C5" chart:label-cell-address="Sheet1.C1:Sheet1.C1" chart:class="chart:bar">
            <chart:data-point chart:repeated="4"/>
          </chart:series>
          <chart:series chart:style-name="ch12" chart:values-cell-range-address="Sheet1.D2:Sheet1.D5" chart:label-cell-address="Sheet1.D1:Sheet1.D1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PU_Time_Non_Tiled_Tiled</text:p>
                <draw:g>
                  <svg:desc>Sheet1.B1:Sheet1.B1</svg:desc>
                </draw:g>
              </table:table-cell>
              <table:table-cell office:value-type="string">
                <text:p>GPU_Time_Non_Tiled_Tiled</text:p>
                <draw:g>
                  <svg:desc>Sheet1.C1:Sheet1.C1</svg:desc>
                </draw:g>
              </table:table-cell>
              <table:table-cell office:value-type="string">
                <text:p>GPU Time(no L1 &amp; L2)_Non_Tiled-Tiled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64 x 64</text:p>
                <draw:g>
                  <svg:desc>Sheet1.A2:Sheet1.A5</svg:desc>
                </draw:g>
              </table:table-cell>
              <table:table-cell office:value-type="float" office:value="0.086144">
                <text:p>0.086144</text:p>
                <draw:g>
                  <svg:desc>Sheet1.B2:Sheet1.B5</svg:desc>
                </draw:g>
              </table:table-cell>
              <table:table-cell office:value-type="float" office:value="0.085472">
                <text:p>0.085472</text:p>
                <draw:g>
                  <svg:desc>Sheet1.C2:Sheet1.C5</svg:desc>
                </draw:g>
              </table:table-cell>
              <table:table-cell office:value-type="float" office:value="0.085856">
                <text:p>0.085856</text:p>
                <draw:g>
                  <svg:desc>Sheet1.D2:Sheet1.D5</svg:desc>
                </draw:g>
              </table:table-cell>
            </table:table-row>
            <table:table-row>
              <table:table-cell office:value-type="string">
                <text:p>128 x 128</text:p>
              </table:table-cell>
              <table:table-cell office:value-type="float" office:value="0.064544">
                <text:p>0.064544</text:p>
              </table:table-cell>
              <table:table-cell office:value-type="float" office:value="0.101952">
                <text:p>0.101952</text:p>
              </table:table-cell>
              <table:table-cell office:value-type="float" office:value="0.09792">
                <text:p>0.09792</text:p>
              </table:table-cell>
            </table:table-row>
            <table:table-row>
              <table:table-cell office:value-type="string">
                <text:p>256 x 256</text:p>
              </table:table-cell>
              <table:table-cell office:value-type="float" office:value="0.154208">
                <text:p>0.154208</text:p>
              </table:table-cell>
              <table:table-cell office:value-type="float" office:value="0.281312">
                <text:p>0.281312</text:p>
              </table:table-cell>
              <table:table-cell office:value-type="float" office:value="0.25808">
                <text:p>0.25808</text:p>
              </table:table-cell>
            </table:table-row>
            <table:table-row>
              <table:table-cell office:value-type="string">
                <text:p>512 x 512</text:p>
              </table:table-cell>
              <table:table-cell office:value-type="float" office:value="0.584096">
                <text:p>0.584096</text:p>
              </table:table-cell>
              <table:table-cell office:value-type="float" office:value="1.098944">
                <text:p>1.098944</text:p>
              </table:table-cell>
              <table:table-cell office:value-type="float" office:value="1.056896">
                <text:p>1.05689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0.593cm" svg:y="3.697cm" style:legend-expansion="high" chart:style-name="ch2"/>
        <chart:plot-area chart:style-name="ch3" table:cell-range-address="Sheet1.A21:Sheet1.D25" chart:data-source-has-labels="both" svg:x="0.32cm" svg:y="0.18cm" svg:width="9.953cm" svg:height="8.64cm">
          <chartooo:coordinate-region svg:x="1.052cm" svg:y="0.382cm" svg:width="9.221cm" svg:height="7.787cm"/>
          <chart:axis chart:dimension="x" chart:name="primary-x" chart:style-name="ch4" chartooo:axis-type="auto">
            <chartooo:date-scale/>
            <chart:categories table:cell-range-address="Sheet1.A22:Sheet1.A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2:Sheet1.B25" chart:label-cell-address="Sheet1.B21:Sheet1.B21" chart:class="chart:bar">
            <chart:data-point chart:repeated="4"/>
          </chart:series>
          <chart:series chart:style-name="ch8" chart:values-cell-range-address="Sheet1.C22:Sheet1.C25" chart:label-cell-address="Sheet1.C21:Sheet1.C21" chart:class="chart:bar">
            <chart:data-point chart:repeated="4"/>
          </chart:series>
          <chart:series chart:style-name="ch9" chart:values-cell-range-address="Sheet1.D22:Sheet1.D25" chart:label-cell-address="Sheet1.D21:Sheet1.D2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LED_GPU_Time</text:p>
                <draw:g>
                  <svg:desc>Sheet1.B21:Sheet1.B21</svg:desc>
                </draw:g>
              </table:table-cell>
              <table:table-cell office:value-type="string">
                <text:p>TILED_GPU Time (no_L1)</text:p>
                <draw:g>
                  <svg:desc>Sheet1.C21:Sheet1.C21</svg:desc>
                </draw:g>
              </table:table-cell>
              <table:table-cell office:value-type="string">
                <text:p>TILED_GPU Time(no L1 &amp; L2)</text:p>
                <draw:g>
                  <svg:desc>Sheet1.D21:Sheet1.D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64 x 64</text:p>
                <draw:g>
                  <svg:desc>Sheet1.A22:Sheet1.A25</svg:desc>
                </draw:g>
              </table:table-cell>
              <table:table-cell office:value-type="float" office:value="0.071296">
                <text:p>0.071296</text:p>
                <draw:g>
                  <svg:desc>Sheet1.B22:Sheet1.B25</svg:desc>
                </draw:g>
              </table:table-cell>
              <table:table-cell office:value-type="float" office:value="0.07328">
                <text:p>0.07328</text:p>
                <draw:g>
                  <svg:desc>Sheet1.C22:Sheet1.C25</svg:desc>
                </draw:g>
              </table:table-cell>
              <table:table-cell office:value-type="float" office:value="0.070912">
                <text:p>0.070912</text:p>
                <draw:g>
                  <svg:desc>Sheet1.D22:Sheet1.D25</svg:desc>
                </draw:g>
              </table:table-cell>
            </table:table-row>
            <table:table-row>
              <table:table-cell office:value-type="string">
                <text:p>128 x 128</text:p>
              </table:table-cell>
              <table:table-cell office:value-type="float" office:value="0.127968">
                <text:p>0.127968</text:p>
              </table:table-cell>
              <table:table-cell office:value-type="float" office:value="0.143296">
                <text:p>0.143296</text:p>
              </table:table-cell>
              <table:table-cell office:value-type="float" office:value="0.127936">
                <text:p>0.127936</text:p>
              </table:table-cell>
            </table:table-row>
            <table:table-row>
              <table:table-cell office:value-type="string">
                <text:p>256 x 256</text:p>
              </table:table-cell>
              <table:table-cell office:value-type="float" office:value="0.331328">
                <text:p>0.331328</text:p>
              </table:table-cell>
              <table:table-cell office:value-type="float" office:value="0.362208">
                <text:p>0.362208</text:p>
              </table:table-cell>
              <table:table-cell office:value-type="float" office:value="0.379712">
                <text:p>0.379712</text:p>
              </table:table-cell>
            </table:table-row>
            <table:table-row>
              <table:table-cell office:value-type="string">
                <text:p>512 x 512</text:p>
              </table:table-cell>
              <table:table-cell office:value-type="float" office:value="1.197408">
                <text:p>1.197408</text:p>
              </table:table-cell>
              <table:table-cell office:value-type="float" office:value="1.316992">
                <text:p>1.316992</text:p>
              </table:table-cell>
              <table:table-cell office:value-type="float" office:value="1.606688">
                <text:p>1.60668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0.94cm" svg:y="3.496cm" style:legend-expansion="high" chart:style-name="ch2"/>
        <chart:plot-area chart:style-name="ch3" table:cell-range-address="Sheet1.B1:Sheet1.D9 Sheet1.B22:Sheet1.D29" chart:data-source-has-labels="row" svg:x="0.32cm" svg:y="0.18cm" svg:width="10.3cm" svg:height="8.64cm">
          <chartooo:coordinate-region svg:x="1.132cm" svg:y="0.382cm" svg:width="9.488cm" svg:height="7.78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9 Sheet1.B22:Sheet1.B29" chart:label-cell-address="Sheet1.B1:Sheet1.B1" chart:class="chart:bar">
            <chart:data-point chart:repeated="16"/>
          </chart:series>
          <chart:series chart:style-name="ch8" chart:values-cell-range-address="Sheet1.C2:Sheet1.C9 Sheet1.C22:Sheet1.C29" chart:label-cell-address="Sheet1.C1:Sheet1.C1" chart:class="chart:bar">
            <chart:data-point chart:repeated="16"/>
          </chart:series>
          <chart:series chart:style-name="ch9" chart:values-cell-range-address="Sheet1.D2:Sheet1.D9 Sheet1.D22:Sheet1.D29" chart:label-cell-address="Sheet1.D1:Sheet1.D1" chart:class="chart:bar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PU_Time_Non_Tiled_Tiled</text:p>
                <draw:g>
                  <svg:desc>Sheet1.B1:Sheet1.B1</svg:desc>
                </draw:g>
              </table:table-cell>
              <table:table-cell office:value-type="string">
                <text:p>GPU_Time_Non_Tiled_Tiled</text:p>
                <draw:g>
                  <svg:desc>Sheet1.C1:Sheet1.C1</svg:desc>
                </draw:g>
              </table:table-cell>
              <table:table-cell office:value-type="string">
                <text:p>GPU Time(no L1 &amp; L2)_Non_Tiled-Tiled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6144">
                <text:p>0.086144</text:p>
                <draw:g>
                  <svg:desc>Sheet1.B2:Sheet1.B9 Sheet1.B22:Sheet1.B29</svg:desc>
                </draw:g>
              </table:table-cell>
              <table:table-cell office:value-type="float" office:value="0.085472">
                <text:p>0.085472</text:p>
                <draw:g>
                  <svg:desc>Sheet1.C2:Sheet1.C9 Sheet1.C22:Sheet1.C29</svg:desc>
                </draw:g>
              </table:table-cell>
              <table:table-cell office:value-type="float" office:value="0.085856">
                <text:p>0.085856</text:p>
                <draw:g>
                  <svg:desc>Sheet1.D2:Sheet1.D9 Sheet1.D22:Sheet1.D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4544">
                <text:p>0.064544</text:p>
              </table:table-cell>
              <table:table-cell office:value-type="float" office:value="0.101952">
                <text:p>0.101952</text:p>
              </table:table-cell>
              <table:table-cell office:value-type="float" office:value="0.09792">
                <text:p>0.097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54208">
                <text:p>0.154208</text:p>
              </table:table-cell>
              <table:table-cell office:value-type="float" office:value="0.281312">
                <text:p>0.281312</text:p>
              </table:table-cell>
              <table:table-cell office:value-type="float" office:value="0.25808">
                <text:p>0.258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84096">
                <text:p>0.584096</text:p>
              </table:table-cell>
              <table:table-cell office:value-type="float" office:value="1.098944">
                <text:p>1.098944</text:p>
              </table:table-cell>
              <table:table-cell office:value-type="float" office:value="1.056896">
                <text:p>1.0568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626464">
                <text:p>2.626464</text:p>
              </table:table-cell>
              <table:table-cell office:value-type="float" office:value="4.398656">
                <text:p>4.398656</text:p>
              </table:table-cell>
              <table:table-cell office:value-type="float" office:value="6.644608">
                <text:p>6.6446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151168">
                <text:p>9.151168</text:p>
              </table:table-cell>
              <table:table-cell office:value-type="float" office:value="17.587423">
                <text:p>17.587423</text:p>
              </table:table-cell>
              <table:table-cell office:value-type="float" office:value="17.769632">
                <text:p>17.7696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.482143">
                <text:p>36.482143</text:p>
              </table:table-cell>
              <table:table-cell office:value-type="float" office:value="70.379135">
                <text:p>70.379135</text:p>
              </table:table-cell>
              <table:table-cell office:value-type="float" office:value="72.729088">
                <text:p>72.7290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7.393433">
                <text:p>147.393433</text:p>
              </table:table-cell>
              <table:table-cell office:value-type="float" office:value="281.569183">
                <text:p>281.569183</text:p>
              </table:table-cell>
              <table:table-cell office:value-type="float" office:value="333.477081">
                <text:p>333.4770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71296">
                <text:p>0.071296</text:p>
              </table:table-cell>
              <table:table-cell office:value-type="float" office:value="0.07328">
                <text:p>0.07328</text:p>
              </table:table-cell>
              <table:table-cell office:value-type="float" office:value="0.070912">
                <text:p>0.0709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27968">
                <text:p>0.127968</text:p>
              </table:table-cell>
              <table:table-cell office:value-type="float" office:value="0.143296">
                <text:p>0.143296</text:p>
              </table:table-cell>
              <table:table-cell office:value-type="float" office:value="0.127936">
                <text:p>0.1279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31328">
                <text:p>0.331328</text:p>
              </table:table-cell>
              <table:table-cell office:value-type="float" office:value="0.362208">
                <text:p>0.362208</text:p>
              </table:table-cell>
              <table:table-cell office:value-type="float" office:value="0.379712">
                <text:p>0.3797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97408">
                <text:p>1.197408</text:p>
              </table:table-cell>
              <table:table-cell office:value-type="float" office:value="1.316992">
                <text:p>1.316992</text:p>
              </table:table-cell>
              <table:table-cell office:value-type="float" office:value="1.606688">
                <text:p>1.6066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665472">
                <text:p>4.665472</text:p>
              </table:table-cell>
              <table:table-cell office:value-type="float" office:value="5.167456">
                <text:p>5.167456</text:p>
              </table:table-cell>
              <table:table-cell office:value-type="float" office:value="7.702272">
                <text:p>7.7022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.584801">
                <text:p>18.584801</text:p>
              </table:table-cell>
              <table:table-cell office:value-type="float" office:value="20.620928">
                <text:p>20.620928</text:p>
              </table:table-cell>
              <table:table-cell office:value-type="float" office:value="25.187937">
                <text:p>25.1879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4.381889">
                <text:p>74.381889</text:p>
              </table:table-cell>
              <table:table-cell office:value-type="float" office:value="82.551712">
                <text:p>82.551712</text:p>
              </table:table-cell>
              <table:table-cell office:value-type="float" office:value="116.802719">
                <text:p>116.8027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8.296356">
                <text:p>298.296356</text:p>
              </table:table-cell>
              <table:table-cell office:value-type="float" office:value="330.990509">
                <text:p>330.990509</text:p>
              </table:table-cell>
              <table:table-cell office:value-type="float" office:value="511.51355">
                <text:p>511.5135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117cm" svg:y="4.199cm" style:legend-expansion="high" chart:style-name="ch2"/>
        <chart:plot-area chart:style-name="ch3" table:cell-range-address="Sheet1.A40:Sheet1.B47" chart:data-source-has-labels="both" svg:x="0.32cm" svg:y="0.18cm" svg:width="11.477cm" svg:height="8.64cm">
          <chartooo:coordinate-region svg:x="1.132cm" svg:y="0.381cm" svg:width="10.428cm" svg:height="7.386cm"/>
          <chart:axis chart:dimension="x" chart:name="primary-x" chart:style-name="ch4" chartooo:axis-type="auto">
            <chartooo:date-scale/>
            <chart:categories table:cell-range-address="Sheet1.A41:Sheet1.A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1:Sheet1.B47" chart:label-cell-address="Sheet1.B40:Sheet1.B40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PU_Time_Doubles</text:p>
                <draw:g>
                  <svg:desc>Sheet1.B40:Sheet1.B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64 x 64</text:p>
                <draw:g>
                  <svg:desc>Sheet1.A41:Sheet1.A47</svg:desc>
                </draw:g>
              </table:table-cell>
              <table:table-cell office:value-type="float" office:value="0.09568">
                <text:p>0.09568</text:p>
                <draw:g>
                  <svg:desc>Sheet1.B41:Sheet1.B47</svg:desc>
                </draw:g>
              </table:table-cell>
            </table:table-row>
            <table:table-row>
              <table:table-cell office:value-type="string">
                <text:p>128 x 128</text:p>
              </table:table-cell>
              <table:table-cell office:value-type="float" office:value="0.171648">
                <text:p>0.171648</text:p>
              </table:table-cell>
            </table:table-row>
            <table:table-row>
              <table:table-cell office:value-type="string">
                <text:p>256 x 256</text:p>
              </table:table-cell>
              <table:table-cell office:value-type="float" office:value="0.436384">
                <text:p>0.436384</text:p>
              </table:table-cell>
            </table:table-row>
            <table:table-row>
              <table:table-cell office:value-type="string">
                <text:p>512 x 512</text:p>
              </table:table-cell>
              <table:table-cell office:value-type="float" office:value="1.571008">
                <text:p>1.571008</text:p>
              </table:table-cell>
            </table:table-row>
            <table:table-row>
              <table:table-cell office:value-type="string">
                <text:p>1024 x 1024</text:p>
              </table:table-cell>
              <table:table-cell office:value-type="float" office:value="6.092544">
                <text:p>6.092544</text:p>
              </table:table-cell>
            </table:table-row>
            <table:table-row>
              <table:table-cell office:value-type="string">
                <text:p>2048 x 2048</text:p>
              </table:table-cell>
              <table:table-cell office:value-type="float" office:value="24.265823">
                <text:p>24.265823</text:p>
              </table:table-cell>
            </table:table-row>
            <table:table-row>
              <table:table-cell office:value-type="string">
                <text:p>4096 x 4096</text:p>
              </table:table-cell>
              <table:table-cell office:value-type="float" office:value="97.170975">
                <text:p>97.17097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117cm" svg:y="3.948cm" style:legend-expansion="high" chart:style-name="ch2"/>
        <chart:plot-area chart:style-name="ch3" table:cell-range-address="Sheet1.A40:Sheet1.C47" chart:data-source-has-labels="both" svg:x="0.32cm" svg:y="0.18cm" svg:width="11.477cm" svg:height="8.64cm">
          <chartooo:coordinate-region svg:x="1.132cm" svg:y="0.381cm" svg:width="10.428cm" svg:height="7.386cm"/>
          <chart:axis chart:dimension="x" chart:name="primary-x" chart:style-name="ch4" chartooo:axis-type="auto">
            <chartooo:date-scale/>
            <chart:categories table:cell-range-address="Sheet1.A41:Sheet1.A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1:Sheet1.B47" chart:label-cell-address="Sheet1.B40:Sheet1.B40" chart:class="chart:bar">
            <chart:data-point chart:repeated="7"/>
          </chart:series>
          <chart:series chart:style-name="ch8" chart:values-cell-range-address="Sheet1.C41:Sheet1.C47" chart:label-cell-address="Sheet1.C40:Sheet1.C40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PU_Time_Doubles</text:p>
                <draw:g>
                  <svg:desc>Sheet1.B40:Sheet1.B40</svg:desc>
                </draw:g>
              </table:table-cell>
              <table:table-cell office:value-type="string">
                <text:p>_GPU_Time_Float</text:p>
                <draw:g>
                  <svg:desc>Sheet1.C40:Sheet1.C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64 x 64</text:p>
                <draw:g>
                  <svg:desc>Sheet1.A41:Sheet1.A47</svg:desc>
                </draw:g>
              </table:table-cell>
              <table:table-cell office:value-type="float" office:value="0.09568">
                <text:p>0.09568</text:p>
                <draw:g>
                  <svg:desc>Sheet1.B41:Sheet1.B47</svg:desc>
                </draw:g>
              </table:table-cell>
              <table:table-cell office:value-type="float" office:value="0.071296">
                <text:p>0.071296</text:p>
                <draw:g>
                  <svg:desc>Sheet1.C41:Sheet1.C47</svg:desc>
                </draw:g>
              </table:table-cell>
            </table:table-row>
            <table:table-row>
              <table:table-cell office:value-type="string">
                <text:p>128 x 128</text:p>
              </table:table-cell>
              <table:table-cell office:value-type="float" office:value="0.171648">
                <text:p>0.171648</text:p>
              </table:table-cell>
              <table:table-cell office:value-type="float" office:value="0.127968">
                <text:p>0.127968</text:p>
              </table:table-cell>
            </table:table-row>
            <table:table-row>
              <table:table-cell office:value-type="string">
                <text:p>256 x 256</text:p>
              </table:table-cell>
              <table:table-cell office:value-type="float" office:value="0.436384">
                <text:p>0.436384</text:p>
              </table:table-cell>
              <table:table-cell office:value-type="float" office:value="0.331328">
                <text:p>0.331328</text:p>
              </table:table-cell>
            </table:table-row>
            <table:table-row>
              <table:table-cell office:value-type="string">
                <text:p>512 x 512</text:p>
              </table:table-cell>
              <table:table-cell office:value-type="float" office:value="1.571008">
                <text:p>1.571008</text:p>
              </table:table-cell>
              <table:table-cell office:value-type="float" office:value="1.197408">
                <text:p>1.197408</text:p>
              </table:table-cell>
            </table:table-row>
            <table:table-row>
              <table:table-cell office:value-type="string">
                <text:p>1024 x 1024</text:p>
              </table:table-cell>
              <table:table-cell office:value-type="float" office:value="6.092544">
                <text:p>6.092544</text:p>
              </table:table-cell>
              <table:table-cell office:value-type="float" office:value="4.665472">
                <text:p>4.665472</text:p>
              </table:table-cell>
            </table:table-row>
            <table:table-row>
              <table:table-cell office:value-type="string">
                <text:p>2048 x 2048</text:p>
              </table:table-cell>
              <table:table-cell office:value-type="float" office:value="24.265823">
                <text:p>24.265823</text:p>
              </table:table-cell>
              <table:table-cell office:value-type="float" office:value="18.584801">
                <text:p>18.584801</text:p>
              </table:table-cell>
            </table:table-row>
            <table:table-row>
              <table:table-cell office:value-type="string">
                <text:p>4096 x 4096</text:p>
              </table:table-cell>
              <table:table-cell office:value-type="float" office:value="97.170975">
                <text:p>97.170975</text:p>
              </table:table-cell>
              <table:table-cell office:value-type="float" office:value="74.381889">
                <text:p>74.38188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507cm" svg:y="3.948cm" style:legend-expansion="high" chart:style-name="ch2"/>
        <chart:plot-area chart:style-name="ch3" table:cell-range-address="Sheet1.F4:Sheet1.H6" chart:data-source-has-labels="both" svg:x="0.32cm" svg:y="0.18cm" svg:width="12.867cm" svg:height="8.64cm">
          <chartooo:coordinate-region svg:x="1.132cm" svg:y="0.381cm" svg:width="12.055cm" svg:height="7.788cm"/>
          <chart:axis chart:dimension="x" chart:name="primary-x" chart:style-name="ch4" chartooo:axis-type="auto">
            <chartooo:date-scale/>
            <chart:categories table:cell-range-address="Sheet1.F5:Sheet1.F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G5:Sheet1.G6" chart:label-cell-address="Sheet1.G4:Sheet1.G4" chart:class="chart:bar">
            <chart:data-point chart:repeated="2"/>
          </chart:series>
          <chart:series chart:style-name="ch8" chart:values-cell-range-address="Sheet1.H5:Sheet1.H6" chart:label-cell-address="Sheet1.H4:Sheet1.H4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loat times</text:p>
                <draw:g>
                  <svg:desc>Sheet1.G4:Sheet1.G4</svg:desc>
                </draw:g>
              </table:table-cell>
              <table:table-cell office:value-type="string">
                <text:p>Doubles</text:p>
                <draw:g>
                  <svg:desc>Sheet1.H4:Sheet1.H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lock/tile 32/32</text:p>
                <draw:g>
                  <svg:desc>Sheet1.F5:Sheet1.F6</svg:desc>
                </draw:g>
              </table:table-cell>
              <table:table-cell office:value-type="float" office:value="74.42319">
                <text:p>74.42319</text:p>
                <draw:g>
                  <svg:desc>Sheet1.G5:Sheet1.G6</svg:desc>
                </draw:g>
              </table:table-cell>
              <table:table-cell office:value-type="float" office:value="97.244095">
                <text:p>97.244095</text:p>
                <draw:g>
                  <svg:desc>Sheet1.H5:Sheet1.H6</svg:desc>
                </draw:g>
              </table:table-cell>
            </table:table-row>
            <table:table-row>
              <table:table-cell office:value-type="string">
                <text:p>Block/tile 16/16</text:p>
              </table:table-cell>
              <table:table-cell office:value-type="float" office:value="38.23415">
                <text:p>38.23415</text:p>
              </table:table-cell>
              <table:table-cell office:value-type="float" office:value="61.468258">
                <text:p>61.46825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